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Heading_20_1">
      <style:paragraph-properties fo:text-align="justify" style:justify-single-word="false"/>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7.0602in" style:type="right" style:leader-style="dotted" style:leader-text="."/>
        </style:tab-stops>
      </style:paragraph-properties>
    </style:style>
    <style:style style:name="P14" style:family="paragraph" style:parent-style-name="Contents_20_2">
      <style:paragraph-properties>
        <style:tab-stops>
          <style:tab-stop style:position="6.8839in" style:type="right" style:leader-style="dotted" style:leader-text="."/>
        </style:tab-stops>
      </style:paragraph-properties>
    </style:style>
    <style:style style:name="P15" style:family="paragraph" style:parent-style-name="Contents_20_3">
      <style:paragraph-properties>
        <style:tab-stops>
          <style:tab-stop style:position="6.6874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The MIT License (MIT).<text:tab/>4</text:p>
          <text:p text:style-name="P13">Introduction<text:tab/>5</text:p>
          <text:p text:style-name="P14">About the name fOOrth<text:tab/>5</text:p>
          <text:p text:style-name="P14">How fOOrth came to be<text:tab/>5</text:p>
          <text:p text:style-name="P14">Goals and Principles<text:tab/>6</text:p>
          <text:p text:style-name="P14">Report Card<text:tab/>7</text:p>
          <text:p text:style-name="P13">Installation<text:tab/>8</text:p>
          <text:p text:style-name="P14">Ruby<text:tab/>8</text:p>
          <text:p text:style-name="P14">fOOrth<text:tab/>8</text:p>
          <text:p text:style-name="P14">Running fOOrth<text:tab/>9</text:p>
          <text:p text:style-name="P14">Source Archive<text:tab/>9</text:p>
          <text:p text:style-name="P13">First Steps<text:tab/>10</text:p>
          <text:p text:style-name="P13">The Syntax and Style of fOOrth<text:tab/>12</text:p>
          <text:p text:style-name="P14">Spaces<text:tab/>12</text:p>
          <text:p text:style-name="P14">Comments<text:tab/>12</text:p>
          <text:p text:style-name="P14">String Literals<text:tab/>12</text:p>
          <text:p text:style-name="P14">Numeric Literals<text:tab/>12</text:p>
          <text:p text:style-name="P13">The Class Tree<text:tab/>13</text:p>
          <text:p text:style-name="P14">A Brief Overview<text:tab/>13</text:p>
          <text:p text:style-name="P15">Classes<text:tab/>13</text:p>
          <text:p text:style-name="P15">Inheritance<text:tab/>13</text:p>
          <text:p text:style-name="P15">Methods<text:tab/>14</text:p>
          <text:p text:style-name="P15">Late Binding and Polymorphism<text:tab/>14</text:p>
          <text:p text:style-name="P14">Message Routing<text:tab/>14</text:p>
          <text:p text:style-name="P13">VirtualMachine<text:tab/>15</text:p>
          <text:p text:style-name="P13">Object<text:tab/>16</text:p>
          <text:p text:style-name="P13">Array<text:tab/>17</text:p>
          <text:p text:style-name="P13">Class<text:tab/>18</text:p>
          <text:p text:style-name="P13">FalseClass, TrueClass, and NilClass<text:tab/>19</text:p>
          <text:p text:style-name="P13">Numeric, MaxNumeric, and MinNumeric<text:tab/>20</text:p>
          <text:p text:style-name="P13">Complex<text:tab/>21</text:p>
          <text:p text:style-name="P13">Float<text:tab/>22</text:p>
          <text:p text:style-name="P13">Integer<text:tab/>23</text:p>
          <text:p text:style-name="P13">Rational<text:tab/>24</text:p>
          <text:p text:style-name="P13">Procedure<text:tab/>25</text:p>
          <text:p text:style-name="P13">String<text:tab/>26</text:p>
          <text:p text:style-name="P13">Thread<text:tab/>27</text:p>
          <text:p text:style-name="P13">Glossary<text:tab/>28</text:p>
          <text:p text:style-name="P13"><text:soft-page-break/>Edit History:<text:tab/>29</text:p>
        </text:index-body>
      </text:table-of-content>
      <text:p text:style-name="Text_20_body"/>
      <text:h text:style-name="P11"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0"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30524202062526261" text:style-name="L1">
        <text:list-item>
          <text:p text:style-name="P16">A Simple, Easy-to-Understand syntax that is none the less, Expressive and Compact:</text:p>
        </text:list-item>
      </text:list>
      <text:list xml:id="list4374313072721423788"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43205631" text:continue-list="list1630524202062526261" text:style-name="L1">
        <text:list-item>
          <text:p text:style-name="P16">Safe Data and Data Structures:</text:p>
        </text:list-item>
      </text:list>
      <text:list xml:id="list8457527172930271517" text:style-name="L3">
        <text:list-item>
          <text:list>
            <text:list-item>
              <text:p text:style-name="P18">Simple, reliable arithmetic. In fOOrth, integer operations never overflow. Rational values can be represented exactly, complex numbers are supported, and conversions between numeric types are simple.</text:p>
            </text:list-item>
            <text:list-item>
              <text:p text:style-name="P18">Strings grow as needed without the need to allocate space or worry about overflow.</text:p>
            </text:list-item>
            <text:list-item>
              <text:p text:style-name="P18">Data containers such as arrays and hashes grow as needed. Out of range subscripts cannot access undefined memory regions. </text:p>
            </text:list-item>
          </text:list>
        </text:list-item>
      </text:list>
      <text:list xml:id="list43235640" text:continue-list="list43205631" text:style-name="L1">
        <text:list-item>
          <text:p text:style-name="P16"><text:soft-page-break/>Message Passing:</text:p>
        </text:list-item>
      </text:list>
      <text:list xml:id="list1947125076115368195" text:style-name="L4">
        <text:list-item>
          <text:list>
            <text:list-item>
              <text:p text:style-name="P24">In fOOrth all actions take the form of messages sent to a receiver.</text:p>
            </text:list-item>
            <text:list-item>
              <text:p text:style-name="P24">The routing of messages is specified by the exact type of the message.</text:p>
            </text:list-item>
            <text:list-item>
              <text:p text:style-name="P24">Message receivers include data items on the stack as well as the virtual machine object associated with the current thread of execution.</text:p>
            </text:list-item>
            <text:list-item>
              <text:p text:style-name="P24">Messages for which no routing specification can be found, generate an error at compile time.</text:p>
            </text:list-item>
          </text:list>
        </text:list-item>
      </text:list>
      <text:list xml:id="list43232559" text:continue-list="list43235640" text:style-name="L1">
        <text:list-item>
          <text:p text:style-name="P16">Object Oriented Design:</text:p>
        </text:list-item>
      </text:list>
      <text:list xml:id="list7398239660568927856" text:style-name="L5">
        <text:list-item>
          <text:list>
            <text:list-item>
              <text:p text:style-name="P19">Support class based inheritance, with a non-cyclic (single inheritance) tree derived from a common base Object class.</text:p>
            </text:list-item>
            <text:list-item>
              <text:p text:style-name="P25">Support late binding and polymorphism through message interface compatibility or “duck” typing.</text:p>
            </text:list-item>
          </text:list>
        </text:list-item>
      </text:list>
      <text:list xml:id="list43203672" text:continue-list="list43232559" text:style-name="L1">
        <text:list-item>
          <text:p text:style-name="P16">Meta programming: </text:p>
        </text:list-item>
      </text:list>
      <text:list xml:id="list6481206843921412508" text:style-name="L6">
        <text:list-item>
          <text:list>
            <text:list-item>
              <text:p text:style-name="P26">Support extensible language constructs by making the compiler an accessible part of the system.</text:p>
            </text:list-item>
          </text:list>
        </text:list-item>
      </text:list>
      <text:list xml:id="list43211747" text:continue-list="list43203672" text:style-name="L1">
        <text:list-item>
          <text:p text:style-name="P16">Reliability:</text:p>
        </text:list-item>
      </text:list>
      <text:list xml:id="list8277446215258261792" text:style-name="L7">
        <text:list-item>
          <text:list>
            <text:list-item>
              <text:p text:style-name="P27">Errors should be detected as soon as possible. </text:p>
            </text:list-item>
            <text:list-item>
              <text:p text:style-name="P27">Language constructs should not be designed in a way that causes simple coding errors to spin off into infinite loops. </text:p>
            </text:list-item>
          </text:list>
        </text:list-item>
      </text:list>
      <text:list xml:id="list43232158" text:continue-list="list43211747" text:style-name="L1">
        <text:list-item>
          <text:p text:style-name="P20">Building on the host language:</text:p>
        </text:list-item>
      </text:list>
      <text:list xml:id="list113064281737190202" text:style-name="L8">
        <text:list-item>
          <text:list>
            <text:list-item>
              <text:p text:style-name="P21">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140616745746413625" text:style-name="L9">
        <text:list-item>
          <text:p text:style-name="P28">ruby 1.9.3p484 (2013-11-22) [i386-mingw32]</text:p>
        </text:list-item>
        <text:list-item>
          <text:p text:style-name="P28">ruby 2.1.5p273 (2014-11-13 revision 48405) [i386-mingw32]</text:p>
        </text:list-item>
        <text:list-item>
          <text:p text:style-name="P28">Rubinius – to be tested!</text:p>
        </text:list-item>
        <text:list-item>
          <text:p text:style-name="P2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edure</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7220639110164377362" text:style-name="L10">
        <text:list-item>
          <text:p text:style-name="P22">Shared: Methods that are common to all instances of the class that contains them.</text:p>
        </text:list-item>
        <text:list-item>
          <text:p text:style-name="P22">Exclusive: Methods that are defined for one and only one object (and all of its clones that are created <text:span text:style-name="T2">after</text:span> the exclusive method is defined.).</text:p>
        </text:list-item>
        <text:list-item>
          <text:p text:style-name="P22">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7138347311552056912" text:style-name="L11">
        <text:list-item>
          <text:p text:style-name="P23">The top element of the stack. This form of message is identified by the leading “.” in the message name.</text:p>
        </text:list-item>
        <text:list-item>
          <text:p text:style-name="P23">The second element of the stack. This form of message, most often associated with dyadic operators like “+”, “-”, “*”, and “/” are special cases and need to be declared as dyadic. See section TBD for more details.</text:p>
        </text:list-item>
        <text:list-item>
          <text:p text:style-name="P23">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3">The current thread. Methods beginning with “#” are used to access thread data.</text:p>
        </text:list-item>
        <text:list-item>
          <text:p text:style-name="P23">The global space. Methods beginning with “$” are used to access global data.</text:p>
        </text:list-item>
        <text:list-item>
          <text:p text:style-name="P23">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
      <text:h text:style-name="Heading_20_1" text:outline-level="1">Object</text:h>
      <text:p text:style-name="Text_20_body"/>
      <text:h text:style-name="Heading_20_1" text:outline-level="1">Array</text:h>
      <text:p text:style-name="Text_20_body"/>
      <text:h text:style-name="Heading_20_1" text:outline-level="1">Class</text:h>
      <text:p text:style-name="Text_20_body"/>
      <text:h text:style-name="Heading_20_1" text:outline-level="1">FalseClass, TrueClass, and NilClass</text:h>
      <text:p text:style-name="Text_20_body"/>
      <text:h text:style-name="Heading_20_1" text:outline-level="1">Numeric, MaxNumeric, and MinNumeric</text:h>
      <text:p text:style-name="Text_20_body"/>
      <text:h text:style-name="Heading_20_1" text:outline-level="1">Complex</text:h>
      <text:p text:style-name="Text_20_body"/>
      <text:h text:style-name="Heading_20_1" text:outline-level="1">Float</text:h>
      <text:p text:style-name="Text_20_body"/>
      <text:h text:style-name="Heading_20_1" text:outline-level="1">Integer</text:h>
      <text:p text:style-name="Text_20_body"/>
      <text:h text:style-name="Heading_20_1" text:outline-level="1">Rational</text:h>
      <text:p text:style-name="Text_20_body"/>
      <text:p text:style-name="Text_20_body"/>
      <text:h text:style-name="Heading_20_1" text:outline-level="1">Procedure</text:h>
      <text:p text:style-name="Text_20_body"/>
      <text:h text:style-name="Heading_20_1" text:outline-level="1">String</text:h>
      <text:p text:style-name="Text_20_body"/>
      <text:h text:style-name="Heading_20_1" text:outline-level="1">Thread</text:h>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5"/>Procedure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0H26M59S</meta:editing-duration>
    <meta:editing-cycles>362</meta:editing-cycles>
    <meta:generator>OpenOffice/4.1.1$Win32 OpenOffice.org_project/411m6$Build-9775</meta:generator>
    <dc:date>2015-01-03T23:05:28.41</dc:date>
    <dc:creator>Peter Camilleri</dc:creator>
    <meta:document-statistic meta:table-count="3" meta:image-count="0" meta:object-count="0" meta:page-count="29" meta:paragraph-count="315" meta:word-count="3493" meta:character-count="22991"/>
    <meta:template xlink:type="simple" xlink:actuate="onRequest" xlink:title="MyDefault" xlink:href="../../../../OpenOffice.org/3/user/template/MyDefault.ott" meta:date="2014-06-26T22:09:00.24"/>
  </office:meta>
</office:document-meta>
</file>